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meta.xml" manifest:media-type="text/xml"/>
  <manifest:file-entry manifest:full-path="setting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statusbar/" manifest:media-type=""/>
  <manifest:file-entry manifest:full-path="Configurations2/progressbar/" manifest:media-type=""/>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office:font-face-decls>
  <office:automatic-styles>
    <style:style style:family="paragraph" style:name="P1" style:parent-style-name="Standard">
      <style:text-properties officeooo:paragraph-rsid="0003fdc1" officeooo:rsid="0003fdc1"/>
    </style:style>
    <style:style style:family="paragraph" style:name="P2" style:parent-style-name="Standard">
      <style:text-properties officeooo:paragraph-rsid="00048188" officeooo:rsid="0003fdc1"/>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center" style:horizontal-rel="paragraph" style:mirror="none"/>
    </style:style>
    <style:style style:family="graphic" style:name="a75fb2a" style:parent-style-name="Graphics">
      <style:graphic-properties draw:blue="0%" draw:color-inversion="false" draw:color-mode="standard" draw:contrast="0%" draw:gamma="100%" draw:green="0%" draw:image-opacity="100%" draw:luminance="0%" draw:red="0%" fo:clip="rect(0cm, 0cm, 0cm, 0cm)" style:horizontal-pos="left" style:horizontal-rel="paragraph" style:mirror="none" style:wrap="right" style:wrap-contour="false" svg:x="0.0m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 eben gelinkt statt eingebaut...</text:p>
      <text:p text:style-name="P1">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P1"><draw:frame draw:name="Grafik1" draw:style-name="a75fb2a" draw:z-index="0" svg:height="4.419cm" svg:width="7.938cm" svg:x="0.0mm" text:anchor-type="paragraph"><draw:image xlink:actuate="onLoad" xlink:href="http://www.open-xchange.com/typo3temp/pics/5ee388afdc.png" xlink:show="embed" xlink:type="simple"/></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P1"><draw:frame draw:name="Grafik2" draw:style-name="fr1" draw:z-index="1" svg:height="3.149cm" svg:width="5.953cm" text:anchor-type="paragraph"><draw:image xlink:actuate="onLoad" xlink:href="http://www.open-xchange.com/uploads/media/the_ox_story.jpg" xlink:show="embed" xlink:type="simple"/></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P2"><draw:frame draw:name="Grafik3" draw:style-name="fr1" draw:z-index="2" svg:height="3.704cm" svg:width="6.112cm" text:anchor-type="paragraph"><draw:image draw:filter-name="&lt;Alle Formate&gt;" xlink:actuate="onLoad" xlink:href="http://www.open-xchange.com/fileadmin/user_upload/open-xchange/image/landing/ase/ase_desktop_webinar_7.png" xlink:show="embed" xlink:type="simple"/></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P1">asdfsadfsadf asdfsadfsadf asdfsadfsadf asdfsadfsadf asdfsadfsadf</text:p>
      <text:p text:style-name="P1"/>
      <text:p text:style-name="P1"/>
      <text:p text:style-name="P1"/>
      <text:p text:style-name="P1"/>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fo:wrap-option="no-wrap" style:flow-with-text="false"/>
      <style:paragraph-properties style:font-independent-line-spacing="false" style:line-break="strict" style:text-autospace="ideograph-alpha" style:writing-mode="lr-tb">
        <style:tab-stops/>
      </style:paragraph-properties>
      <style:text-properties fo:country="US" fo:font-size="12pt" fo:language="en" style:country-asian="US" style:country-complex="US" style:font-size-asian="12pt" style:font-size-complex="12pt" style:language-asian="en" style:language-complex="en" style:letter-kerning="true" style:use-window-font-color="true"/>
    </style:default-style>
    <style:default-style style:family="paragraph">
      <style:paragraph-properties fo:hyphenation-ladder-count="no-limit" style:line-break="strict" style:punctuation-wrap="hanging" style:tab-stop-distance="1.245cm" style:text-autospace="ideograph-alpha" style:writing-mode="page"/>
      <style:text-properties fo:country="US" fo:font-size="12pt" fo:hyphenate="false" fo:hyphenation-push-char-count="2" fo:hyphenation-remain-char-count="2" fo:language="en" style:country-asian="US" style:country-complex="US" style:font-name="Times New Roman" style:font-name-asian="Andale Sans UI" style:font-name-complex="Tahoma" style:font-size-asian="12pt" style:font-size-complex="12pt" style:language-asian="en" style:language-complex="en"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fo:country="none" fo:language="zxx" style:country-asian="none" style:country-complex="none" style:language-asian="zxx" style:language-complex="zxx"/>
    </style:style>
    <style:style style:class="text" style:family="paragraph" style:name="Heading" style:next-style-name="Text_20_body" style:parent-style-name="Standard">
      <style:paragraph-properties fo:keep-with-next="always" fo:margin-bottom="0.212cm" fo:margin-top="0.423cm" style:contextual-spacing="false"/>
      <style:text-properties fo:font-size="14pt" style:font-name="Arial" style:font-name-asian="Andale Sans UI" style:font-name-complex="Tahoma" style:font-size-asian="14pt" style:font-size-complex="14pt"/>
    </style:style>
    <style:style style:class="text" style:display-name="Text body" style:family="paragraph" style:name="Text_20_body" style:parent-style-name="Standard">
      <style:paragraph-properties fo:margin-bottom="0.212cm" fo:margin-top="0cm" style:contextual-spacing="false"/>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2cm"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creation-date>2009-04-16T11:32:02.64</meta:creation-date>
    <meta:editing-duration>PT0.053S</meta:editing-duration>
    <meta:editing-cycles>6</meta:editing-cycles>
    <meta:generator>StarOffice/8$Win32 OpenOffice.org_project/680m18$Build-9161</meta:generator>
    <dc:date>2019-07-23T14:11:12</dc:date>
    <meta:document-statistic meta:character-count="1915" meta:image-count="3" meta:non-whitespace-character-count="1795" meta:object-count="0" meta:page-count="1" meta:paragraph-count="6" meta:table-count="0" meta:word-count="126"/>
    <meta:user-defined meta:name="Info 1"/>
    <meta:user-defined meta:name="Info 2"/>
    <meta:user-defined meta:name="Info 3"/>
    <meta:user-defined meta:name="Info 4"/>
  </office:meta>
</office:document-meta>
</file>